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Nunito" svg:font-family="Nunito, sans-serif"/>
    <style:font-face style:name="SFMono-Regular" svg:font-family="SFMono-Regular, Menlo, Monaco, Consolas, 'Liberation Mono', 'Courier New', monospace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607" officeooo:paragraph-rsid="000be607"/>
    </style:style>
    <style:style style:name="P2" style:family="paragraph" style:parent-style-name="Standard">
      <style:text-properties officeooo:rsid="00170865" officeooo:paragraph-rsid="00170865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b2737" officeooo:paragraph-rsid="001b2737" fo:background-color="#1e1e1e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text-properties officeooo:rsid="0017ac1d" officeooo:paragraph-rsid="001b2737"/>
    </style:style>
    <style:style style:name="P7" style:family="paragraph" style:parent-style-name="Standard">
      <style:text-properties officeooo:rsid="001b1144" officeooo:paragraph-rsid="001b1144"/>
    </style:style>
    <style:style style:name="P8" style:family="paragraph" style:parent-style-name="Standard">
      <style:text-properties officeooo:rsid="001b2737" officeooo:paragraph-rsid="001b2737"/>
    </style:style>
    <style:style style:name="P9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0" style:family="paragraph" style:parent-style-name="Standard">
      <style:paragraph-properties fo:margin-top="0in" fo:margin-bottom="0.1965in" loext:contextual-spacing="false" style:line-height-at-least="0.198in"/>
    </style:style>
    <style:style style:name="P11" style:family="paragraph" style:parent-style-name="Standard" style:list-style-name="L1">
      <style:text-properties officeooo:paragraph-rsid="00120888"/>
    </style:style>
    <style:style style:name="P12" style:family="paragraph" style:parent-style-name="Standard" style:list-style-name="L1">
      <style:text-properties officeooo:rsid="000cd001" officeooo:paragraph-rsid="000cd001"/>
    </style:style>
    <style:style style:name="P13" style:family="paragraph" style:parent-style-name="Standard" style:list-style-name="L1">
      <style:text-properties officeooo:rsid="000dd9c7" officeooo:paragraph-rsid="000dd9c7"/>
    </style:style>
    <style:style style:name="P14" style:family="paragraph" style:parent-style-name="Standard" style:list-style-name="L1">
      <style:text-properties officeooo:rsid="000dd9c7" officeooo:paragraph-rsid="000ef787"/>
    </style:style>
    <style:style style:name="P15" style:family="paragraph" style:parent-style-name="Standard" style:list-style-name="L1">
      <style:text-properties officeooo:rsid="000ef787" officeooo:paragraph-rsid="000ef787"/>
    </style:style>
    <style:style style:name="P16" style:family="paragraph" style:parent-style-name="Standard" style:list-style-name="L1">
      <style:text-properties officeooo:rsid="000facb7" officeooo:paragraph-rsid="000facb7"/>
    </style:style>
    <style:style style:name="P17" style:family="paragraph" style:parent-style-name="Standard" style:list-style-name="L1">
      <style:text-properties officeooo:rsid="00113a7e" officeooo:paragraph-rsid="001158e9"/>
    </style:style>
    <style:style style:name="P18" style:family="paragraph" style:parent-style-name="Standard" style:list-style-name="L1">
      <style:text-properties officeooo:rsid="00120888" officeooo:paragraph-rsid="00120888"/>
    </style:style>
    <style:style style:name="P19" style:family="paragraph" style:parent-style-name="Standard" style:list-style-name="L1">
      <style:text-properties officeooo:rsid="00149827" officeooo:paragraph-rsid="00149827"/>
    </style:style>
    <style:style style:name="P20" style:family="paragraph" style:parent-style-name="Standard" style:list-style-name="L1">
      <style:text-properties officeooo:rsid="00170865" officeooo:paragraph-rsid="00170865"/>
    </style:style>
    <style:style style:name="P21" style:family="paragraph" style:parent-style-name="Standard" style:list-style-name="L2">
      <style:text-properties officeooo:paragraph-rsid="00173138"/>
    </style:style>
    <style:style style:name="P22" style:family="paragraph" style:parent-style-name="Standard" style:list-style-name="L2">
      <style:text-properties officeooo:paragraph-rsid="0017ac1d"/>
    </style:style>
    <style:style style:name="P23" style:family="paragraph" style:parent-style-name="Standard" style:list-style-name="L2">
      <style:text-properties officeooo:rsid="00178426" officeooo:paragraph-rsid="00178426"/>
    </style:style>
    <style:style style:name="P24" style:family="paragraph" style:parent-style-name="Standard">
      <style:text-properties officeooo:rsid="001b1144" officeooo:paragraph-rsid="001b1144" fo:background-color="transparent"/>
    </style:style>
    <style:style style:name="P25" style:family="paragraph" style:parent-style-name="Standard" style:list-style-name="L4">
      <style:text-properties officeooo:rsid="001b1144" officeooo:paragraph-rsid="001b1144" fo:background-color="transparent"/>
    </style:style>
    <style:style style:name="P26" style:family="paragraph" style:parent-style-name="Standard">
      <style:text-properties officeooo:rsid="001b2737" officeooo:paragraph-rsid="001b2737" fo:background-color="transparent"/>
    </style:style>
    <style:style style:name="P27" style:family="paragraph" style:parent-style-name="Standard" style:list-style-name="L3">
      <style:text-properties officeooo:rsid="001c2a23" officeooo:paragraph-rsid="001c2a23" fo:background-color="transparent"/>
    </style:style>
    <style:style style:name="P28" style:family="paragraph" style:parent-style-name="Standard" style:list-style-name="L3">
      <style:text-properties officeooo:rsid="001c2a23" officeooo:paragraph-rsid="001ccbce" fo:background-color="transparent"/>
    </style:style>
    <style:style style:name="P29" style:family="paragraph" style:parent-style-name="Standard" style:list-style-name="L4">
      <style:text-properties officeooo:rsid="001f8217" officeooo:paragraph-rsid="001f8217" fo:background-color="transparent"/>
    </style:style>
    <style:style style:name="P30" style:family="paragraph" style:parent-style-name="Standard">
      <style:text-properties officeooo:rsid="001f8217" officeooo:paragraph-rsid="001f8217" fo:background-color="transparent"/>
    </style:style>
    <style:style style:name="P31" style:family="paragraph" style:parent-style-name="Standard">
      <style:text-properties officeooo:rsid="00232b69" officeooo:paragraph-rsid="00232b69" fo:background-color="transparent"/>
    </style:style>
    <style:style style:name="P32" style:family="paragraph" style:parent-style-name="Standard">
      <style:text-properties officeooo:rsid="00232b69" officeooo:paragraph-rsid="00232b69" fo:background-color="transparent"/>
    </style:style>
    <style:style style:name="P33" style:family="paragraph" style:parent-style-name="Standard">
      <style:text-properties officeooo:rsid="00233a2c" officeooo:paragraph-rsid="00233a2c" fo:background-color="transparent"/>
    </style:style>
    <style:style style:name="P34" style:family="paragraph" style:parent-style-name="Standard">
      <style:text-properties officeooo:rsid="00233a2c" officeooo:paragraph-rsid="002480f1" fo:background-color="transparent"/>
    </style:style>
    <style:style style:name="P35" style:family="paragraph" style:parent-style-name="Standard">
      <style:text-properties officeooo:rsid="00233a2c" officeooo:paragraph-rsid="0026153a" fo:background-color="transparent"/>
    </style:style>
    <style:style style:name="P36" style:family="paragraph" style:parent-style-name="Standard">
      <style:text-properties officeooo:rsid="0026a2e7" officeooo:paragraph-rsid="0026a2e7" fo:background-color="transparent"/>
    </style:style>
    <style:style style:name="P37" style:family="paragraph" style:parent-style-name="Standard">
      <style:text-properties officeooo:rsid="00292bc9" officeooo:paragraph-rsid="00292bc9" fo:background-color="transparent"/>
    </style:style>
    <style:style style:name="P38" style:family="paragraph" style:parent-style-name="Standard">
      <style:text-properties officeooo:rsid="00232b69" officeooo:paragraph-rsid="00232b69" fo:background-color="#ffff00"/>
    </style:style>
    <style:style style:name="P39" style:family="paragraph" style:parent-style-name="Standard">
      <style:text-properties officeooo:rsid="00233a2c" officeooo:paragraph-rsid="00233a2c" fo:background-color="#ffff00"/>
    </style:style>
    <style:style style:name="P40" style:family="paragraph" style:parent-style-name="Standard">
      <style:text-properties officeooo:rsid="00292bc9" officeooo:paragraph-rsid="00292bc9" fo:background-color="#ffff00"/>
    </style:style>
    <style:style style:name="P41" style:family="paragraph" style:parent-style-name="Standard">
      <style:text-properties fo:color="#c9211e" fo:font-weight="bold" officeooo:rsid="0026a2e7" officeooo:paragraph-rsid="0026a2e7" fo:background-color="transparent" style:font-weight-asian="bold" style:font-weight-complex="bold"/>
    </style:style>
    <style:style style:name="P42" style:family="paragraph" style:parent-style-name="Standard">
      <style:text-properties fo:color="#c9211e" fo:font-weight="bold" officeooo:rsid="00233a2c" officeooo:paragraph-rsid="002480f1" fo:background-color="transparent" style:font-weight-asian="bold" style:font-weight-complex="bold"/>
    </style:style>
    <style:style style:name="P43" style:family="paragraph" style:parent-style-name="Standard">
      <style:text-properties officeooo:paragraph-rsid="001f8217"/>
    </style:style>
    <style:style style:name="P44" style:family="paragraph" style:parent-style-name="Standard">
      <style:text-properties fo:color="#000000" fo:font-weight="normal" officeooo:rsid="002e65c0" officeooo:paragraph-rsid="002e65c0" fo:background-color="transparent" style:font-weight-asian="normal" style:font-weight-complex="normal"/>
    </style:style>
    <style:style style:name="P45" style:family="paragraph" style:parent-style-name="Standard">
      <style:text-properties fo:color="#000000" fo:font-weight="normal" officeooo:rsid="00320cb7" officeooo:paragraph-rsid="00320cb7" fo:background-color="transparent" style:font-weight-asian="normal" style:font-weight-complex="normal"/>
    </style:style>
    <style:style style:name="P46" style:family="paragraph" style:parent-style-name="Standard">
      <style:text-properties fo:color="#000000" fo:font-weight="normal" officeooo:rsid="00339de6" officeooo:paragraph-rsid="00339de6" fo:background-color="transparent" style:font-weight-asian="normal" style:font-weight-complex="normal"/>
    </style:style>
    <style:style style:name="P47" style:family="paragraph" style:parent-style-name="Standard">
      <style:text-properties fo:color="#000000" fo:font-weight="normal" officeooo:rsid="00345bfb" officeooo:paragraph-rsid="00345bfb" fo:background-color="transparent" style:font-weight-asian="normal" style:font-weight-complex="normal"/>
    </style:style>
    <style:style style:name="P48" style:family="paragraph" style:parent-style-name="Standard">
      <style:text-properties fo:color="#000000" fo:font-weight="normal" officeooo:rsid="003511b2" officeooo:paragraph-rsid="003511b2" fo:background-color="transparent" style:font-weight-asian="normal" style:font-weight-complex="normal"/>
    </style:style>
    <style:style style:name="P49" style:family="paragraph" style:parent-style-name="Standard">
      <style:text-properties fo:color="#000000" fo:font-weight="normal" officeooo:rsid="0036e793" officeooo:paragraph-rsid="0036e793" fo:background-color="transparent" style:font-weight-asian="normal" style:font-weight-complex="normal"/>
    </style:style>
    <style:style style:name="P50" style:family="paragraph" style:parent-style-name="Standard">
      <style:text-properties fo:color="#000000" fo:font-weight="normal" officeooo:rsid="00381944" officeooo:paragraph-rsid="00381944" fo:background-color="transparent" style:font-weight-asian="normal" style:font-weight-complex="normal"/>
    </style:style>
    <style:style style:name="P51" style:family="paragraph" style:parent-style-name="Standard">
      <style:text-properties fo:color="#000000" fo:font-weight="normal" officeooo:rsid="003934d8" officeooo:paragraph-rsid="003934d8" fo:background-color="transparent" style:font-weight-asian="normal" style:font-weight-complex="normal"/>
    </style:style>
    <style:style style:name="P52" style:family="paragraph" style:parent-style-name="Standard">
      <style:text-properties fo:color="#000000" fo:font-weight="normal" officeooo:rsid="00292bc9" officeooo:paragraph-rsid="00292bc9" fo:background-color="#ffff00" style:font-weight-asian="normal" style:font-weight-complex="normal"/>
    </style:style>
    <style:style style:name="P53" style:family="paragraph" style:parent-style-name="Standard">
      <style:text-properties fo:color="#000000" fo:font-weight="normal" officeooo:rsid="003934d8" officeooo:paragraph-rsid="003934d8" fo:background-color="#ffff00" style:font-weight-asian="normal" style:font-weight-complex="normal"/>
    </style:style>
    <style:style style:name="P54" style:family="paragraph" style:parent-style-name="Standard">
      <style:text-properties fo:color="#000000" fo:font-weight="normal" officeooo:rsid="00381944" officeooo:paragraph-rsid="00381944" fo:background-color="#ffff00" style:font-weight-asian="normal" style:font-weight-complex="normal"/>
    </style:style>
    <style:style style:name="P55" style:family="paragraph" style:parent-style-name="Standard">
      <style:text-properties fo:color="#000000" fo:font-weight="normal" officeooo:rsid="0036e793" officeooo:paragraph-rsid="0036e793" fo:background-color="#ffff00" style:font-weight-asian="normal" style:font-weight-complex="normal"/>
    </style:style>
    <style:style style:name="P56" style:family="paragraph" style:parent-style-name="Standard">
      <style:text-properties fo:color="#000000" fo:font-weight="normal" officeooo:rsid="003511b2" officeooo:paragraph-rsid="003511b2" fo:background-color="#ffff00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3b3ed8" officeooo:paragraph-rsid="003b3ed8" fo:background-color="transparent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3cc159" officeooo:paragraph-rsid="003cc159" fo:background-color="transparent" style:font-weight-asian="normal" style:font-weight-complex="normal"/>
    </style:style>
    <style:style style:name="P59" style:family="paragraph" style:parent-style-name="Text_20_body" style:list-style-name="L4">
      <style:text-properties officeooo:rsid="001b1144" officeooo:paragraph-rsid="001b1144" fo:background-color="transparent"/>
    </style:style>
    <style:style style:name="P60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61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Nunito" fo:font-size="12pt" fo:letter-spacing="normal" fo:font-style="normal" fo:font-weight="normal"/>
    </style:style>
    <style:style style:name="P62" style:family="paragraph" style:parent-style-name="Text_20_body" style:list-style-name="L5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Nunito" fo:font-size="12pt" fo:letter-spacing="normal" fo:font-style="normal" fo:font-weight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13a7e" fo:background-color="#ffff00" loext:char-shading-value="0"/>
    </style:style>
    <style:style style:name="T3" style:family="text">
      <style:text-properties officeooo:rsid="00113a7e"/>
    </style:style>
    <style:style style:name="T4" style:family="text">
      <style:text-properties fo:background-color="#50938a" loext:char-shading-value="0"/>
    </style:style>
    <style:style style:name="T5" style:family="text">
      <style:text-properties officeooo:rsid="00120888" fo:background-color="#50938a" loext:char-shading-value="0"/>
    </style:style>
    <style:style style:name="T6" style:family="text">
      <style:text-properties officeooo:rsid="0013d3c1" fo:background-color="#50938a" loext:char-shading-value="0"/>
    </style:style>
    <style:style style:name="T7" style:family="text">
      <style:text-properties officeooo:rsid="00161851" fo:background-color="#50938a" loext:char-shading-value="0"/>
    </style:style>
    <style:style style:name="T8" style:family="text">
      <style:text-properties officeooo:rsid="0017ac1d" fo:background-color="#50938a" loext:char-shading-value="0"/>
    </style:style>
    <style:style style:name="T9" style:family="text">
      <style:text-properties officeooo:rsid="00120888"/>
    </style:style>
    <style:style style:name="T10" style:family="text">
      <style:text-properties officeooo:rsid="0013d3c1"/>
    </style:style>
    <style:style style:name="T11" style:family="text">
      <style:text-properties officeooo:rsid="00161851"/>
    </style:style>
    <style:style style:name="T12" style:family="text">
      <style:text-properties officeooo:rsid="00173138"/>
    </style:style>
    <style:style style:name="T13" style:family="text">
      <style:text-properties officeooo:rsid="00175040"/>
    </style:style>
    <style:style style:name="T14" style:family="text">
      <style:text-properties fo:color="#dcdcaa"/>
    </style:style>
    <style:style style:name="T15" style:family="text">
      <style:text-properties fo:color="#dcdcaa" style:font-name="Droid Sans Mono" fo:font-size="10.5pt" fo:font-weight="normal" fo:background-color="#1e1e1e" loext:char-shading-value="0"/>
    </style:style>
    <style:style style:name="T16" style:family="text">
      <style:text-properties fo:color="#d4d4d4" style:font-name="Droid Sans Mono" fo:font-size="10.5pt" fo:font-weight="normal" fo:background-color="#1e1e1e" loext:char-shading-value="0"/>
    </style:style>
    <style:style style:name="T17" style:family="text">
      <style:text-properties fo:color="#ce9178"/>
    </style:style>
    <style:style style:name="T18" style:family="text">
      <style:text-properties fo:color="#ce9178" style:font-name="Droid Sans Mono" fo:font-size="10.5pt" fo:font-weight="normal" fo:background-color="#1e1e1e" loext:char-shading-value="0"/>
    </style:style>
    <style:style style:name="T19" style:family="text">
      <style:text-properties fo:color="#ce9178" fo:background-color="transparent" loext:char-shading-value="0"/>
    </style:style>
    <style:style style:name="T20" style:family="text">
      <style:text-properties fo:color="#9cdcfe"/>
    </style:style>
    <style:style style:name="T21" style:family="text">
      <style:text-properties fo:color="#9cdcfe" style:font-name="Droid Sans Mono" fo:font-size="10.5pt" fo:font-weight="normal" fo:background-color="#1e1e1e" loext:char-shading-value="0"/>
    </style:style>
    <style:style style:name="T22" style:family="text">
      <style:text-properties fo:color="#9cdcfe" fo:background-color="transparent" loext:char-shading-value="0"/>
    </style:style>
    <style:style style:name="T23" style:family="text">
      <style:text-properties fo:color="#569cd6"/>
    </style:style>
    <style:style style:name="T24" style:family="text">
      <style:text-properties fo:color="#569cd6" style:font-name="Droid Sans Mono" fo:font-size="10.5pt" fo:font-weight="normal" fo:background-color="#1e1e1e" loext:char-shading-value="0"/>
    </style:style>
    <style:style style:name="T25" style:family="text">
      <style:text-properties officeooo:rsid="0017ac1d"/>
    </style:style>
    <style:style style:name="T26" style:family="text">
      <style:text-properties fo:color="#c586c0"/>
    </style:style>
    <style:style style:name="T27" style:family="text">
      <style:text-properties fo:color="#c586c0" style:font-name="Droid Sans Mono" fo:font-size="10.5pt" fo:font-weight="normal" fo:background-color="#1e1e1e" loext:char-shading-value="0"/>
    </style:style>
    <style:style style:name="T28" style:family="text">
      <style:text-properties fo:color="#c586c0" fo:background-color="transparent" loext:char-shading-value="0"/>
    </style:style>
    <style:style style:name="T29" style:family="text">
      <style:text-properties fo:color="#c586c0" officeooo:rsid="001b31db" fo:background-color="transparent" loext:char-shading-value="0"/>
    </style:style>
    <style:style style:name="T30" style:family="text">
      <style:text-properties fo:background-color="#ff0000" loext:char-shading-value="0"/>
    </style:style>
    <style:style style:name="T31" style:family="text">
      <style:text-properties officeooo:rsid="00173138" fo:background-color="#ff0000" loext:char-shading-value="0"/>
    </style:style>
    <style:style style:name="T32" style:family="text">
      <style:text-properties officeooo:rsid="001b1144" fo:background-color="#ff0000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1b1144" fo:background-color="transparent" loext:char-shading-value="0"/>
    </style:style>
    <style:style style:name="T35" style:family="text">
      <style:text-properties officeooo:rsid="001c2a23" fo:background-color="transparent" loext:char-shading-value="0"/>
    </style:style>
    <style:style style:name="T36" style:family="text">
      <style:text-properties fo:background-color="#81d41a" loext:char-shading-value="0"/>
    </style:style>
    <style:style style:name="T37" style:family="text">
      <style:text-properties fo:color="#4fc1ff"/>
    </style:style>
    <style:style style:name="T38" style:family="text">
      <style:text-properties fo:font-variant="normal" fo:text-transform="none" fo:color="#e83e8c" style:font-name="SFMono-Regular" fo:font-size="10.5pt" fo:letter-spacing="normal" fo:font-style="normal" fo:font-weight="normal"/>
    </style:style>
    <style:style style:name="T39" style:family="text">
      <style:text-properties fo:font-variant="normal" fo:text-transform="none" fo:color="#000000" style:font-name="Nunito" fo:font-size="12pt" fo:letter-spacing="normal" fo:font-style="normal" fo:font-weight="normal"/>
    </style:style>
    <style:style style:name="T40" style:family="text">
      <style:text-properties fo:font-variant="normal" fo:text-transform="none" fo:color="#000000" style:font-name="Nunito" fo:font-size="12pt" fo:letter-spacing="normal" fo:font-style="normal" fo:font-weight="normal" officeooo:rsid="0021741c"/>
    </style:style>
    <style:style style:name="T41" style:family="text">
      <style:text-properties fo:font-variant="normal" fo:text-transform="none" fo:color="#000000" style:font-name="Nunito" fo:font-size="12pt" fo:letter-spacing="normal" fo:font-style="normal" fo:font-weight="normal" officeooo:rsid="0021741c" fo:background-color="transparent" loext:char-shading-value="0"/>
    </style:style>
    <style:style style:name="T42" style:family="text">
      <style:text-properties fo:font-variant="normal" fo:text-transform="none" fo:color="#000000" style:font-name="Nunito" fo:font-size="12pt" fo:letter-spacing="normal" fo:font-weight="normal"/>
    </style:style>
    <style:style style:name="T43" style:family="text">
      <style:text-properties fo:font-variant="normal" fo:text-transform="none" fo:color="#000000" fo:letter-spacing="normal"/>
    </style:style>
    <style:style style:name="T44" style:family="text">
      <style:text-properties fo:font-variant="normal" fo:text-transform="none" fo:color="#c9211e" style:font-name="Nunito" fo:font-size="12pt" fo:letter-spacing="normal" fo:font-style="normal" fo:font-weight="bold" officeooo:rsid="002c55c5" fo:background-color="transparent" loext:char-shading-value="0" style:font-weight-asian="bold" style:font-weight-complex="bol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2480f1" style:font-style-asian="normal" style:font-style-complex="normal"/>
    </style:style>
    <style:style style:name="T47" style:family="text">
      <style:text-properties fo:font-style="normal" officeooo:rsid="0026153a" style:font-style-asian="normal" style:font-style-complex="normal"/>
    </style:style>
    <style:style style:name="T48" style:family="text">
      <style:text-properties fo:font-style="normal" officeooo:rsid="00283b63" style:font-style-asian="normal" style:font-style-complex="normal"/>
    </style:style>
    <style:style style:name="T49" style:family="text">
      <style:text-properties fo:font-style="normal" officeooo:rsid="002ace09" style:font-style-asian="normal" style:font-style-complex="normal"/>
    </style:style>
    <style:style style:name="T50" style:family="text">
      <style:text-properties fo:font-style="normal" officeooo:rsid="002c55c5" style:font-style-asian="normal" style:font-style-complex="normal"/>
    </style:style>
    <style:style style:name="T51" style:family="text">
      <style:text-properties fo:font-style="normal" officeooo:rsid="003022f5" style:font-style-asian="normal" style:font-style-complex="normal"/>
    </style:style>
    <style:style style:name="T52" style:family="text">
      <style:text-properties fo:font-style="normal" officeooo:rsid="00339de6" style:font-style-asian="normal" style:font-style-complex="normal"/>
    </style:style>
    <style:style style:name="T53" style:family="text">
      <style:text-properties fo:font-style="normal" officeooo:rsid="0035ff90" style:font-style-asian="normal" style:font-style-complex="normal"/>
    </style:style>
    <style:style style:name="T54" style:family="text">
      <style:text-properties fo:font-style="normal" fo:background-color="#ffff00" loext:char-shading-value="0" style:font-style-asian="normal" style:font-style-complex="normal"/>
    </style:style>
    <style:style style:name="T55" style:family="text">
      <style:text-properties fo:font-style="normal" officeooo:rsid="002480f1" fo:background-color="#ffff00" loext:char-shading-value="0" style:font-style-asian="normal" style:font-style-complex="normal"/>
    </style:style>
    <style:style style:name="T56" style:family="text">
      <style:text-properties fo:color="#c9211e" fo:font-style="normal" fo:font-weight="bold" officeooo:rsid="002480f1" style:font-style-asian="normal" style:font-weight-asian="bold" style:font-style-complex="normal" style:font-weight-complex="bold"/>
    </style:style>
    <style:style style:name="T57" style:family="text">
      <style:text-properties fo:color="#c9211e" fo:font-style="normal" fo:font-weight="bold" officeooo:rsid="0026153a" style:font-style-asian="normal" style:font-weight-asian="bold" style:font-style-complex="normal" style:font-weight-complex="bold"/>
    </style:style>
    <style:style style:name="T58" style:family="text">
      <style:text-properties fo:color="#c9211e" fo:font-style="normal" fo:font-weight="bold" officeooo:rsid="002c55c5" style:font-style-asian="normal" style:font-weight-asian="bold" style:font-style-complex="normal" style:font-weight-complex="bold"/>
    </style:style>
    <style:style style:name="T59" style:family="text">
      <style:text-properties fo:color="#c9211e" fo:font-style="normal" fo:font-weight="bold" officeooo:rsid="002db4d3" style:font-style-asian="normal" style:font-weight-asian="bold" style:font-style-complex="normal" style:font-weight-complex="bold"/>
    </style:style>
    <style:style style:name="T60" style:family="text">
      <style:text-properties fo:color="#c9211e" fo:font-size="20pt" officeooo:rsid="001e8587" fo:background-color="#ffff00" loext:char-shading-value="0" style:font-size-asian="20pt" style:font-size-complex="20pt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color="#ff0000" fo:font-style="normal" officeooo:rsid="00339de6" style:font-style-asian="normal" style:font-style-complex="normal"/>
    </style:style>
    <style:style style:name="T64" style:family="text">
      <style:text-properties fo:color="#ff0000" fo:font-style="normal" fo:font-weight="bold" officeooo:rsid="00339de6" style:font-style-asian="normal" style:font-weight-asian="bold" style:font-style-complex="normal" style:font-weight-complex="bold"/>
    </style:style>
    <style:style style:name="T65" style:family="text">
      <style:text-properties fo:color="#ff0000" officeooo:rsid="003b3ed8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color="#ff0000" fo:font-weight="bold" officeooo:rsid="003b3ed8" style:font-weight-asian="bold" style:font-weight-complex="bold"/>
    </style:style>
    <style:style style:name="T68" style:family="text">
      <style:text-properties officeooo:rsid="003b3e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30">Genel İçerik</text:span></text:p>
      <text:list xml:id="list2885393506" text:style-name="L1">
        <text:list-item>
          <text:p text:style-name="P12">VS Code da ES7 React/Redux extension ı <text:s/>ekledik.</text:p>
        </text:list-item>
        <text:list-item>
          <text:p text:style-name="P13">React paketini nodejs in paket servisi npm üzerinden kuracağız.Nodejs yoksa nodejs sunucusunu kurmalıyıız.</text:p>
        </text:list-item>
        <text:list-item>
          <text:p text:style-name="P13">LTS long term support servis demektir, nodejs te lts versiyonunu kurmalıyız.</text:p>
        </text:list-item>
        <text:list-item>
          <text:p text:style-name="P14"><text:span text:style-name="T1">node -v , npm -v</text:span> ile versiyon sürümleri kontrol edilir.</text:p>
        </text:list-item>
        <text:list-item>
          <text:p text:style-name="P15">Bir javascript dosyasını <text:span text:style-name="T1">nodejs aracılığıyla mesel node index.js veya node index</text:span> şeklinde çalıştırabiliriz.Veya package.json dosyasında <text:span text:style-name="T1">script içinde “start”: </text:span><text:span text:style-name="T2">“</text:span><text:span text:style-name="T1">node index.js “yazıp terminalde de npm start</text:span> diyere çalışırabiliriz.</text:p>
        </text:list-item>
        <text:list-item>
          <text:p text:style-name="P16"><text:span text:style-name="T1">Npm install slugify paketi</text:span> stringler arasına – koyarak string ifadeler arasındaki boşlukları ortaadan kaldırıyor .</text:p>
        </text:list-item>
        <text:list-item>
          <text:p text:style-name="P17"><text:span text:style-name="T1">ES6 ile beraber npm paket import etme komutu da değişmiş.</text:span> <text:line-break/><text:span text:style-name="T4">Öncesinde</text:span> var slugify = rquire(“slugify”); şeklindeyken sonrasında <text:span text:style-name="T1">package.json dosyasında<text:line-break/>‘type’: ‘module’;</text:span> tanımını yapmamız gerekecek ve require için hata alacağız. <text:span text:style-name="T4">Sonrasında</text:span> ise importu şu şekilde düzeltiriz<text:line-break/>import slugify from ‘slugify’;</text:p>
        </text:list-item>
        <text:list-item>
          <text:p text:style-name="P11"><text:span text:style-name="T9">Bir js dosyasını başka bir dosyada kullanabilmek </text:span><text:span text:style-name="T5">import edebilmek </text:span><text:span text:style-name="T9">için onu şu şekilde yaparız.<text:line-break/> </text:span><text:span text:style-name="T5">const topla = (a, b) =&gt; a + b;<text:line-break/> export default topla; </text:span></text:p>
          <text:p text:style-name="P18"><text:span text:style-name="T5">v</text:span><text:span text:style-name="T4">eya export const = (a,b) =&gt; a+b;</text:span></text:p>
          <text:p text:style-name="P11"><text:span text:style-name="T9">sonra da index.js dosyasında </text:span><text:span text:style-name="T5">import Topla from "./my-module.js"; </text:span><text:span text:style-name="T7">(default ta böyle)</text:span><text:span text:style-name="T3"><text:line-break/></text:span><text:span text:style-name="T10">veya </text:span><text:span text:style-name="T6">export {hello, topla}</text:span><text:span text:style-name="T10"> da diyebiliriz.</text:span><text:span text:style-name="T11">(export const topla için böyle)</text:span></text:p>
        </text:list-item>
        <text:list-item>
          <text:p text:style-name="P19">Hello(name) arrow func ı için back thick kullarak şu şekilde çıktı da elde edebiliriz.<text:line-break/>Console.log(`hello $(name)`), yani parametre şedla, dolar işareti ile gösterilir.</text:p>
        </text:list-item>
        <text:list-item>
          <text:p text:style-name="P20">Yani ES6 ile bir js dosyasından başka dosyaya array de obje de herşeyi export-import edebiliriz.</text:p>
        </text:list-item>
      </text:list>
      <text:p text:style-name="P2"/>
      <text:p text:style-name="P2"><text:tab/><text:tab/><text:tab/><text:tab/><text:span text:style-name="T31">FETCH From API</text:span></text:p>
      <text:list xml:id="list4076182049" text:style-name="L2">
        <text:list-item>
          <text:p text:style-name="P21"><text:span text:style-name="T12">Fetch ile herhangi bir veri kaynağından verileri alıp gösterimini yaparız. </text:span><text:span text:style-name="T13">Fake api yazıp google larsak jsonplaceholder da fake api endpoint I buluruz. Users gösteirmi olan endpoint url ini kopyalarız.<text:line-break/></text:span><text:span text:style-name="T15">fetch</text:span><text:span text:style-name="T16">(</text:span><text:span text:style-name="T18">"https://jsonplaceholder.typicode.com/users"</text:span><text:span text:style-name="T16">).</text:span><text:span text:style-name="T15">then</text:span><text:span text:style-name="T16">((</text:span><text:span text:style-name="T21">response</text:span><text:span text:style-name="T16">) </text:span><text:span text:style-name="T24">=&gt;</text:span><text:span text:style-name="T16"> {</text:span></text:p>
        </text:list-item>
      </text:list>
      <text:p text:style-name="P3"><text:span text:style-name="T20">console</text:span>.<text:span text:style-name="T14">log</text:span>(<text:span text:style-name="T20">response</text:span>);</text:p>
      <text:p text:style-name="P3">});</text:p>
      <text:list xml:id="list222044293852895" text:continue-numbering="true" text:style-name="L2">
        <text:list-header>
          <text:p text:style-name="P23">sonra da fetch komutumuzu bu şekilde .then li bir şekilde callback function olarak yazarız. <text:span text:style-name="T25">Ve hata alırız neden çünkü node-fetch ktüphanesi kurulu değil.<text:line-break/></text:span><text:span text:style-name="T8">Npm install node-fetch</text:span><text:span text:style-name="T25"> kütüphanesini kurarız.</text:span></text:p>
          <text:p text:style-name="P22"><text:span text:style-name="T25">Import fetch from ‘node-fetch’ diye de import ederiz bu kütüphaneyi<text:line-break/></text:span><text:span text:style-name="T27">import</text:span><text:span text:style-name="T16"> </text:span><text:span text:style-name="T21">fetch</text:span><text:span text:style-name="T16"> </text:span><text:span text:style-name="T27">from</text:span><text:span text:style-name="T16"> </text:span><text:span text:style-name="T18">"node-fetch"</text:span><text:span text:style-name="T16">;</text:span></text:p>
        </text:list-header>
      </text:list>
      <text:p text:style-name="P3"><text:span text:style-name="T14"><text:tab/>fetch</text:span>(<text:span text:style-name="T17">"https://jsonplaceholder.typicode.com/users"</text:span>)</text:p>
      <text:p text:style-name="P3"><text:tab/>.<text:span text:style-name="T14">then</text:span>((<text:span text:style-name="T20">response</text:span>) <text:span text:style-name="T23">=&gt;</text:span> <text:span text:style-name="T20">response</text:span>.<text:span text:style-name="T14">json</text:span>())</text:p>
      <text:p text:style-name="P3"><text:tab/>.<text:span text:style-name="T14">then</text:span>((<text:span text:style-name="T20">data</text:span>) <text:span text:style-name="T23">=&gt;</text:span> <text:span text:style-name="T20">console</text:span>.<text:span text:style-name="T14">log</text:span>(<text:span text:style-name="T20">data</text:span>));</text:p>
      <text:p text:style-name="P6"><text:tab/><text:tab/><text:tab/><text:tab/><text:tab/></text:p>
      <text:p text:style-name="P6"><text:span text:style-name="T32"><text:tab/><text:tab/><text:tab/><text:tab/><text:tab/><text:tab/>CallBack <text:s/></text:span><text:span text:style-name="T34"><text:s text:c="10"/></text:span></text:p>
      <text:p text:style-name="P24">Callback fonksiyonunun en önemli amacı işlemleri sıraya koymaktır. Sralı işlemlerde işimizi epey kolaylaştırıyor.</text:p>
      <text:p text:style-name="P24"/>
      <text:p text:style-name="P8"><text:span text:style-name="T33">Ama işlemler uzadıkça callback fonksiyonumuz karmaşıklaşır. Ve Callback hell e gireriz. Bunun önünde </text:span><text:span text:style-name="T36">async-await </text:span><text:span text:style-name="T33">ile geçeriz.</text:span></text:p>
      <text:p text:style-name="P26"/>
      <text:p text:style-name="P26"/>
      <text:p text:style-name="P4"><text:soft-page-break/><text:span text:style-name="T28"><text:tab/><text:tab/><text:tab/><text:tab/></text:span><text:span text:style-name="T29">Callback vs Async-Await</text:span></text:p>
      <text:p text:style-name="P4"><text:span text:style-name="T28">import</text:span><text:span text:style-name="T33"> </text:span><text:span text:style-name="T22">fetch</text:span><text:span text:style-name="T33"> </text:span><text:span text:style-name="T28">from</text:span><text:span text:style-name="T33"> </text:span><text:span text:style-name="T19">"node-fetch"</text:span><text:span text:style-name="T33">;</text:span></text:p>
      <text:p text:style-name="P5"/>
      <text:p text:style-name="P3"><text:span text:style-name="T14">fetch</text:span>(<text:span text:style-name="T17">"https://jsonplaceholder.typicode.com/users"</text:span>)</text:p>
      <text:p text:style-name="P3">.<text:span text:style-name="T14">then</text:span>((<text:span text:style-name="T20">response</text:span>) <text:span text:style-name="T23">=&gt;</text:span> <text:span text:style-name="T20">response</text:span>.<text:span text:style-name="T14">json</text:span>())</text:p>
      <text:p text:style-name="P3">.<text:span text:style-name="T14">then</text:span>((<text:span text:style-name="T20">users</text:span>) <text:span text:style-name="T23">=&gt;</text:span> {</text:p>
      <text:p text:style-name="P3"><text:span text:style-name="T20">console</text:span>.<text:span text:style-name="T14">log</text:span>(<text:span text:style-name="T17">"Users yülendi"</text:span>,<text:span text:style-name="T20">users</text:span>);</text:p>
      <text:p text:style-name="P3"><text:span text:style-name="T14">fetch</text:span>(<text:span text:style-name="T17">"https://jsonplaceholder.typicode.com/posts/1"</text:span>)</text:p>
      <text:p text:style-name="P3">.<text:span text:style-name="T14">then</text:span>((<text:span text:style-name="T20">data</text:span>) <text:span text:style-name="T23">=&gt;</text:span> <text:span text:style-name="T20">data</text:span>.<text:span text:style-name="T14">json</text:span>())</text:p>
      <text:p text:style-name="P3">.<text:span text:style-name="T14">then</text:span>((<text:span text:style-name="T20">post</text:span>) <text:span text:style-name="T23">=&gt;</text:span> {</text:p>
      <text:p text:style-name="P3"><text:span text:style-name="T20">console</text:span>.<text:span text:style-name="T14">log</text:span>(<text:span text:style-name="T17">"Post1 yüklendi"</text:span>,<text:span text:style-name="T20">post</text:span>);</text:p>
      <text:p text:style-name="P5"/>
      <text:p text:style-name="P3"><text:span text:style-name="T14">fetch</text:span>(<text:span text:style-name="T17">"https://jsonplaceholder.typicode.com/posts/2"</text:span>)</text:p>
      <text:p text:style-name="P3">.<text:span text:style-name="T14">then</text:span>((<text:span text:style-name="T20">data</text:span>) <text:span text:style-name="T23">=&gt;</text:span> <text:span text:style-name="T20">data</text:span>.<text:span text:style-name="T14">json</text:span>())</text:p>
      <text:p text:style-name="P3">.<text:span text:style-name="T14">then</text:span>((<text:span text:style-name="T20">post</text:span>) <text:span text:style-name="T23">=&gt;</text:span> <text:span text:style-name="T20">console</text:span>.<text:span text:style-name="T14">log</text:span>(<text:span text:style-name="T17">"Post2 yüklendi"</text:span>,<text:span text:style-name="T20">post</text:span>));</text:p>
      <text:p text:style-name="P3">});</text:p>
      <text:p text:style-name="P3">});</text:p>
      <text:p text:style-name="P5"/>
      <text:p text:style-name="P9">///----------------------------------------------------------------------------------------------------------</text:p>
      <text:p text:style-name="P5"/>
      <text:p text:style-name="P9">//async await</text:p>
      <text:p text:style-name="P3"><text:span text:style-name="T23">async</text:span> <text:span text:style-name="T23">function</text:span> <text:span text:style-name="T14">getData</text:span>() {</text:p>
      <text:p text:style-name="P3"><text:span text:style-name="T23">const</text:span> <text:span text:style-name="T37">users</text:span> = <text:span text:style-name="T26">await</text:span>(</text:p>
      <text:p text:style-name="P3"><text:span text:style-name="T26">await</text:span> <text:span text:style-name="T14">fetch</text:span>(<text:span text:style-name="T17">"https://jsonplaceholder.typicode.com/users"</text:span>)</text:p>
      <text:p text:style-name="P3">).<text:span text:style-name="T14">json</text:span>();</text:p>
      <text:p text:style-name="P5"/>
      <text:p text:style-name="P3"><text:span text:style-name="T23">const</text:span> <text:span text:style-name="T37">post1</text:span> = <text:span text:style-name="T26">await</text:span>(</text:p>
      <text:p text:style-name="P3"><text:span text:style-name="T26">await</text:span> <text:span text:style-name="T14">fetch</text:span>(<text:span text:style-name="T17">"https://jsonplaceholder.typicode.com/posts/1"</text:span>)</text:p>
      <text:p text:style-name="P3">).<text:span text:style-name="T14">json</text:span>();</text:p>
      <text:p text:style-name="P5"/>
      <text:p text:style-name="P3"><text:span text:style-name="T23">const</text:span> <text:span text:style-name="T37">post2</text:span> = <text:span text:style-name="T26">await</text:span>(</text:p>
      <text:p text:style-name="P3"><text:span text:style-name="T26">await</text:span> <text:span text:style-name="T14">fetch</text:span>(<text:span text:style-name="T17">"https://jsonplaceholder.typicode.com/posts/2"</text:span>)</text:p>
      <text:p text:style-name="P3">).<text:span text:style-name="T14">json</text:span>();</text:p>
      <text:p text:style-name="P10"/>
      <text:p text:style-name="P3"><text:span text:style-name="T20">console</text:span>.<text:span text:style-name="T14">log</text:span>(<text:span text:style-name="T17">"Users yüklendi"</text:span>,<text:span text:style-name="T37">users</text:span>);</text:p>
      <text:p text:style-name="P3"><text:span text:style-name="T20">console</text:span>.<text:span text:style-name="T14">log</text:span>(<text:span text:style-name="T17">"Post1 yüklendi"</text:span>,<text:span text:style-name="T37">post1</text:span>);</text:p>
      <text:p text:style-name="P3"><text:span text:style-name="T20">console</text:span>.<text:span text:style-name="T14">log</text:span>(<text:span text:style-name="T17">"Post2 yüklendi"</text:span>,<text:span text:style-name="T37">post2</text:span>);</text:p>
      <text:p text:style-name="P3">}</text:p>
      <text:p text:style-name="P5"/>
      <text:p text:style-name="P3"><text:span text:style-name="T14">getData</text:span>();</text:p>
      <text:p text:style-name="P26"/>
      <text:p text:style-name="P7"><text:span text:style-name="T33"><text:tab/><text:tab/><text:tab/><text:tab/><text:tab/></text:span><text:span text:style-name="T35">Node-Fetch VS Axios</text:span></text:p>
      <text:list xml:id="list1127718916" text:style-name="L3">
        <text:list-item>
          <text:p text:style-name="P27">Node-fetch den daha kullanışlı bir kütüphaneyi ekliyoruz.<text:line-break/>npm i axios diyerek.</text:p>
        </text:list-item>
        <text:list-item>
          <text:p text:style-name="P27">Syntax ımızı kolaylaştırıyor.<text:line-break/>(async () =&gt; {</text:p>
        </text:list-item>
        <text:list-item>
          <text:p text:style-name="P27"><text:s text:c="4"/>const {data: users} = await axios("https://jsonplaceholder.typicode.com/users");</text:p>
        </text:list-item>
        <text:list-item>
          <text:p text:style-name="P27"><text:s text:c="4"/>const {data: post1} = await axios("https://jsonplaceholder.typicode.com/posts/1");</text:p>
        </text:list-item>
        <text:list-item>
          <text:p text:style-name="P27"><text:s text:c="4"/>const {data: post2} = await axios("https://jsonplaceholder.typicode.com/posts/2");</text:p>
        </text:list-item>
        <text:list-item>
          <text:p text:style-name="P28"><text:s text:c="4"/>console.log("Users yüklendi",users); })();</text:p>
          <text:p text:style-name="P27"><text:soft-page-break/></text:p>
        </text:list-item>
      </text:list>
      <text:p text:style-name="P24"><text:tab/><text:tab/><text:tab/><text:tab/><text:tab/><text:span text:style-name="T60">Create React App</text:span></text:p>
      <text:p text:style-name="P24"/>
      <text:list xml:id="list2142713232" text:style-name="L4">
        <text:list-item>
          <text:p text:style-name="P25"><text:span text:style-name="Source_20_Text"><text:span text:style-name="T38">npx create-react-app ilk-uygulama</text:span></text:span><text:span text:style-name="T43"> </text:span><text:span text:style-name="T39">komutunu kullanarak bulunduğumuz klasör dizininde bir React.js uygulaması oluşturabiliriz. </text:span></text:p>
        </text:list-item>
        <text:list-item>
          <text:p text:style-name="P25"><text:span text:style-name="Strong_20_Emphasis"><text:span text:style-name="T39">Not:</text:span></text:span><text:span text:style-name="T39"> Burada kullandığımız </text:span><text:span text:style-name="Emphasis"><text:span text:style-name="T42">npx</text:span></text:span><text:span text:style-name="T39"> npm 5.2+ ile gelen bir paket çalıştırma aracıdır.</text:span></text:p>
        </text:list-item>
        <text:list-item>
          <text:p text:style-name="P59"><text:span text:style-name="Source_20_Text"><text:span text:style-name="T38">cd ilk-uygulama</text:span></text:span></text:p>
        </text:list-item>
      </text:list>
      <text:p text:style-name="P60"><text:span text:style-name="Source_20_Text"><text:span text:style-name="T38"><text:tab/>npm run start</text:span></text:span></text:p>
      <text:p text:style-name="P61">komutlarını çalıştırdıktan sonra geliştirme web sunucusu başlatılmış olacak ve projemiz 3000 numaralı port üzerinde çalışıyor olacak.</text:p>
      <text:list xml:id="list222043824337985" text:continue-numbering="true" text:style-name="L4">
        <text:list-item>
          <text:p text:style-name="P59"><text:span text:style-name="Emphasis"><text:span text:style-name="T39">Create React App</text:span></text:span><text:span text:style-name="T39"> içerisinde sunulan bazı özellikler:</text:span></text:p>
        </text:list-item>
        <text:list-item text:style-override="L5">
          <text:p text:style-name="P62">Hot reloading: kod üzerindeki değişikleri kaydettikten sonra uygulamayı baştan başlatmadan değişikliklerin arayüze yansıması</text:p>
        </text:list-item>
        <text:list-item text:style-override="L5">
          <text:p text:style-name="P62">ESLint: kodun belirli standartlara göre yazılmasını sağlayan modül</text:p>
        </text:list-item>
        <text:list-item text:style-override="L5">
          <text:p text:style-name="P62">Canlı ortam (production) için kodun optimize edilmesi (build scripti aracılığıyla)</text:p>
        </text:list-item>
        <text:list-item>
          <text:p text:style-name="P29"><text:span text:style-name="T39">src/index.js teki <text:line-break/><text:tab/>const root = ReactDOM.createRoot(document.getElementById('root'));</text:span></text:p>
        </text:list-item>
        <text:list-item>
          <text:p text:style-name="P29"><text:span text:style-name="T39">root.render(</text:span></text:p>
        </text:list-item>
        <text:list-item>
          <text:p text:style-name="P29"><text:span text:style-name="T39"><text:s text:c="2"/>&lt;React.StrictMode&gt;</text:span></text:p>
        </text:list-item>
        <text:list-item>
          <text:p text:style-name="P29"><text:span text:style-name="T39"><text:s text:c="4"/>&lt;App /&gt;</text:span></text:p>
        </text:list-item>
        <text:list-item>
          <text:p text:style-name="P29"><text:span text:style-name="T39"><text:s text:c="2"/>&lt;/React.StrictMode&gt;</text:span></text:p>
        </text:list-item>
        <text:list-item>
          <text:p text:style-name="P29"><text:span text:style-name="T39">);<text:tab/>ifadesindeki App, public/index.html deki root div ine işaret ediyor. </text:span><text:span text:style-name="T40">App componentini bu dive entegre ediyor.</text:span></text:p>
        </text:list-item>
      </text:list>
      <text:p text:style-name="P30"><text:span text:style-name="T40"><text:tab/><text:tab/><text:tab/><text:tab/></text:span></text:p>
      <text:p text:style-name="P43"><text:span text:style-name="T41"><text:tab/><text:tab/><text:tab/><text:tab/><text:tab/><text:tab/></text:span><text:span text:style-name="T44">COMPONENT</text:span></text:p>
      <text:p text:style-name="P31"><text:span text:style-name="T39"/></text:p>
      <text:p text:style-name="P38"><text:span text:style-name="T39">Bir component nasıl yazılr ? <text:s text:c="8"/></text:span></text:p>
      <text:p text:style-name="P32"><text:span text:style-name="T39"><text:tab/>function App() {</text:span></text:p>
      <text:p text:style-name="P32"><text:span text:style-name="T39"><text:s text:c="4"/>return(</text:span></text:p>
      <text:p text:style-name="P32"><text:span text:style-name="T39"><text:s text:c="8"/>&lt;div&gt;</text:span></text:p>
      <text:p text:style-name="P32"><text:span text:style-name="T39"><text:s text:c="12"/>&lt;h1&gt;My First React App&lt;/h1&gt;</text:span></text:p>
      <text:p text:style-name="P32"><text:span text:style-name="T39"><text:s text:c="8"/>&lt;/div&gt;</text:span></text:p>
      <text:p text:style-name="P32"><text:span text:style-name="T39"><text:s text:c="4"/>)</text:span></text:p>
      <text:p text:style-name="P32"><text:span text:style-name="T39">}</text:span></text:p>
      <text:p text:style-name="P32"><text:span text:style-name="T39">export default App; <text:s/>-----→ böyle.</text:span></text:p>
      <text:p text:style-name="P38"><text:span text:style-name="T39"/></text:p>
      <text:p text:style-name="P38"><text:span text:style-name="T39">Dışarda component yazıp App.js e çağırabiliriz.</text:span></text:p>
      <text:p text:style-name="P32">import Header from './components/Header'; diyerek import ederiz, src/components taki oluşturduğumuz Header.js componentimizi.</text:p>
      <text:p text:style-name="P32"/>
      <text:p text:style-name="P39">Çağırdığımız componentin children elementi yoksa kullanım şekli :</text:p>
      <text:p text:style-name="P33"/>
      <text:p text:style-name="P33">&lt;Header <text:span text:style-name="T61">&gt; ama şu şekilde de kullanılabilir. &lt;Header&gt; Header &lt;</text:span><text:span text:style-name="T45">/Header&gt;</text:span></text:p>
      <text:p text:style-name="P33"><text:soft-page-break/><text:span text:style-name="T45"/></text:p>
      <text:p text:style-name="P33"><text:span text:style-name="T45"/></text:p>
      <text:p text:style-name="P33"><text:span text:style-name="T45"/></text:p>
      <text:p text:style-name="P39"><text:span text:style-name="T45">JSX nedir? </text:span></text:p>
      <text:p text:style-name="P33"><text:span text:style-name="T45">JSX Nedir?</text:span></text:p>
      <text:p text:style-name="P33"><text:span text:style-name="T45">Böyle bir değişken tanımladığımızı düşünün:</text:span></text:p>
      <text:p text:style-name="P33"><text:span text:style-name="T45"/></text:p>
      <text:p text:style-name="P33"><text:span text:style-name="T45">const element = &lt;h1&gt;Merhaba Dünya!&lt;/h1&gt;;</text:span></text:p>
      <text:p text:style-name="P33"><text:span text:style-name="T45">Bu string yada HTML değildir.</text:span></text:p>
      <text:p text:style-name="P33"><text:span text:style-name="T45"/></text:p>
      <text:p text:style-name="P33"><text:span text:style-name="T45">Buna JSX denir, JavaScript için bir syntax uzantısıdır.</text:span></text:p>
      <text:p text:style-name="P33"><text:span text:style-name="T45"/></text:p>
      <text:p text:style-name="P34"><text:span text:style-name="T45">JSX, React elementleri üretir. <text:s/></text:span></text:p>
      <text:p text:style-name="P34"><text:span text:style-name="T46"/></text:p>
      <text:p text:style-name="P34"><text:span text:style-name="T46">JSX kullanmadan da .js dosyası içinde react elementleri oluşturulur fakat daha zahmetli olacağı için bu yapı kullanılır ve sanki html elementleri kullanıyormuş gibi componentler ve react elemanları kullanılır.</text:span></text:p>
      <text:p text:style-name="P34"><text:span text:style-name="T46"/></text:p>
      <text:p text:style-name="P42"><text:span text:style-name="T46">Uyarı</text:span><text:span text:style-name="T47">1</text:span><text:span text:style-name="T46">:</text:span></text:p>
      <text:p text:style-name="P34"><text:span text:style-name="T46"/></text:p>
      <text:p text:style-name="P34"><text:span text:style-name="T46">JSX JavaScript’e HTML’den daha yakın olduğundan ReactDOM, HTML nitelik adları yerine camelCase adlandırma kuralını kullanır.</text:span></text:p>
      <text:p text:style-name="P34"><text:span text:style-name="T46"/></text:p>
      <text:p text:style-name="P34"><text:span text:style-name="T46">Örneğin JSX’te </text:span><text:span text:style-name="T55">class yerine className</text:span><text:span text:style-name="T46">, tabindex yerine tabIndex kullanılır.</text:span></text:p>
      <text:p text:style-name="P34"><text:span text:style-name="T46"/></text:p>
      <text:p text:style-name="P35"><text:span text:style-name="T56">Uyarı</text:span><text:span text:style-name="T57">2</text:span><text:span text:style-name="T56">: </text:span><text:span text:style-name="T47">React cmponentlerini tanımlamak için &lt;&gt; içine büyük harfle balayan ifadeler yazmalıyız yoksa div elementi zanneder.</text:span></text:p>
      <text:p text:style-name="P35"><text:span text:style-name="T47"/></text:p>
      <text:p text:style-name="P41"><text:span text:style-name="T47">S</text:span><text:span text:style-name="T45">oru: Peki bu App.js te div etiketi kullanmak zorunda mıyım ?</text:span></text:p>
      <text:p text:style-name="P41"><text:span text:style-name="T45"/></text:p>
      <text:p text:style-name="P36"><text:span text:style-name="T45"><text:tab/>Hayır sadece &lt;&gt; &lt;/&gt; bu etiketleri de kullanabiliriz. </text:span><text:span text:style-name="T48">Veya &lt;React.Fragment&gt; &lt;/React.Fragment&gt; şeklinde de kullanılabilir.</text:span></text:p>
      <text:p text:style-name="P36"><text:span text:style-name="T48"/></text:p>
      <text:p text:style-name="P40"><text:span text:style-name="T48">S</text:span><text:span text:style-name="T45">oru: Değişken Render etmek nedir ?</text:span></text:p>
      <text:p text:style-name="P37"><text:span text:style-name="T45"><text:tab/></text:span></text:p>
      <text:p text:style-name="P37"><text:span text:style-name="T45"><text:tab/>Oluşturduğumuz değişkeni browser ekranında görüntülemek</text:span><text:span text:style-name="T49">tir. Bunun da en güzel şekli backtick kullanmak. Şu şekilde ;</text:span></text:p>
      <text:p text:style-name="P37"><text:span text:style-name="T49"><text:tab/>{`Hello! My name is <text:s/>${name} ${surname}`}</text:span></text:p>
      <text:p text:style-name="P36"><text:span text:style-name="T48"/></text:p>
      <text:p text:style-name="P36"><text:span text:style-name="T48"/></text:p>
      <text:p text:style-name="P37"><text:span text:style-name="T48"><text:tab/><text:tab/><text:tab/><text:tab/><text:tab/><text:tab/></text:span><text:span text:style-name="T58">PROPS </text:span><text:span text:style-name="T59">= properties</text:span></text:p>
      <text:p text:style-name="P37"><text:span text:style-name="T59"/></text:p>
      <text:p text:style-name="P44"><text:span text:style-name="T50">A</text:span><text:span text:style-name="T45">pp.js in içine component I çağrırken componentin yanına properties ekleyebiliriz.</text:span></text:p>
      <text:p text:style-name="P52"><text:span text:style-name="T50">&lt;User name = "Mehmet" surname = {"Sönmez"} isLoggedIn = {false} age = {31} /&gt;</text:span></text:p>
      <text:p text:style-name="P52"><text:span text:style-name="T50"/></text:p>
      <text:p text:style-name="P44"><text:span text:style-name="T50">U</text:span><text:span text:style-name="T45">ser.js componentinde de kullanım şekilleri şöyle;</text:span></text:p>
      <text:p text:style-name="P44"><text:span text:style-name="T45"><text:tab/>1- function User(props) {</text:span></text:p>
      <text:p text:style-name="P44"><text:span text:style-name="T45"><text:s text:c="4"/>//console.log(props);</text:span></text:p>
      <text:p text:style-name="P44"><text:span text:style-name="T45"><text:s text:c="4"/>return (</text:span></text:p>
      <text:p text:style-name="P44"><text:span text:style-name="T45"><text:s text:c="8"/>&lt;h1&gt;</text:span></text:p>
      <text:p text:style-name="P44"><text:span text:style-name="T45"><text:s text:c="12"/>{props.isLoggedIn? `Hello! My name is ${props.name} ${props.surname} and I am ${props.age} years old.`: "You are not logged in!"}&lt;/h1&gt; )}export default User;</text:span></text:p>
      <text:p text:style-name="P44"><text:soft-page-break/><text:span text:style-name="T45"><text:tab/>2-function User(</text:span><text:span text:style-name="T51">{</text:span><text:span text:style-name="T45">name, surname, isLoggedIn, age</text:span><text:span text:style-name="T51">}</text:span><text:span text:style-name="T45">) {</text:span></text:p>
      <text:p text:style-name="P44"><text:span text:style-name="T45"/></text:p>
      <text:p text:style-name="P45"><text:span text:style-name="T45">React Developer Tools eklentisi developer tools da component sekmesiyle componentleri gösteriyor. Çok kullanışlı bir developer tools.</text:span></text:p>
      <text:p text:style-name="P45"><text:span text:style-name="T45"/></text:p>
      <text:p text:style-name="P45"><text:span text:style-name="T45"><text:tab/><text:tab/><text:tab/><text:tab/><text:tab/><text:tab/></text:span><text:span text:style-name="T64">PropTypes</text:span></text:p>
      <text:p text:style-name="P46"><text:span text:style-name="T54">propTypes</text:span><text:span text:style-name="T45"> componentler a gönderdiğimiz propertylerin tipini belirlediğimiz bir yapı. Kullanmak için import ederiz.</text:span></text:p>
      <text:p text:style-name="P46"><text:span text:style-name="T45"/></text:p>
      <text:p text:style-name="P46"><text:span text:style-name="T45">Import PropTypes from “prop-types”; diye import edebiliriz.</text:span></text:p>
      <text:p text:style-name="P47"><text:span text:style-name="T45">Sonra da export default User; ın hemen üstüne şu şekilde tanımlamasını yaparız.</text:span></text:p>
      <text:p text:style-name="P47"><text:span text:style-name="T45">User.propTypes = {</text:span></text:p>
      <text:p text:style-name="P47"><text:span text:style-name="T45"><text:s text:c="4"/>name: PropTypes.string,</text:span></text:p>
      <text:p text:style-name="P47"><text:span text:style-name="T45"><text:s text:c="4"/>surname: PropTypes.string,</text:span></text:p>
      <text:p text:style-name="P47"><text:span text:style-name="T45"><text:s text:c="4"/>isLoggedIn: PropTypes.bool,</text:span></text:p>
      <text:p text:style-name="P47"><text:span text:style-name="T45"><text:s text:c="4"/>age: PropTypes.number.isRequired,</text:span></text:p>
      <text:p text:style-name="P47"><text:span text:style-name="T45">};</text:span></text:p>
      <text:p text:style-name="P47"><text:span text:style-name="T45"/></text:p>
      <text:p text:style-name="P47"><text:span text:style-name="T45">Ve şöyle bir güzel yanı daha varmış. </text:span><text:span text:style-name="T54">OneOfType([PropTypes.number, PropTypes.string]) </text:span><text:span text:style-name="T45">dediğimiz zaman birden fazla veri tipini kullanabiliyoruz.</text:span></text:p>
      <text:p text:style-name="P47"><text:span text:style-name="T45"/></text:p>
      <text:p text:style-name="P48"><text:span text:style-name="T45">Bir objeye prop atayacağımız zaman şu şekilde atama yaparız: <text:line-break/><text:tab/>adress: PropTypes.shape({</text:span></text:p>
      <text:p text:style-name="P48"><text:span text:style-name="T45"><text:s text:c="8"/>title: PropTypes.string,</text:span></text:p>
      <text:p text:style-name="P48"><text:span text:style-name="T45"><text:s text:c="8"/>zip: PropTypes.number,</text:span></text:p>
      <text:p text:style-name="P48"><text:span text:style-name="T45"><text:s text:c="4"/>}),</text:span></text:p>
      <text:p text:style-name="P48"><text:span text:style-name="T45"/></text:p>
      <text:p text:style-name="P56"><text:span text:style-name="T45">Varsayılan prop ayarı yapabiliriz şu şekilde:</text:span></text:p>
      <text:p text:style-name="P48"><text:span text:style-name="T45"><text:tab/>User.defaultProps = {</text:span></text:p>
      <text:p text:style-name="P48"><text:span text:style-name="T45"><text:s text:c="4"/>name: "John",</text:span></text:p>
      <text:p text:style-name="P48"><text:span text:style-name="T45"><text:s text:c="4"/>surname: "Doe",</text:span></text:p>
      <text:p text:style-name="P48"><text:span text:style-name="T45"><text:s text:c="4"/>isLoggedIn: false,</text:span></text:p>
      <text:p text:style-name="P48"><text:span text:style-name="T45"><text:s text:c="4"/>age: 18,</text:span></text:p>
      <text:p text:style-name="P48"><text:span text:style-name="T45">}; <text:s text:c="8"/></text:span><text:span text:style-name="T53">componentin prop u varken default prop devreye girmiyor ama.</text:span></text:p>
      <text:p text:style-name="P48"><text:span text:style-name="T45"/></text:p>
      <text:p text:style-name="P48"><text:span text:style-name="T45"/></text:p>
      <text:p text:style-name="P56">State Nedir ?</text:p>
      <text:p text:style-name="P48">JavaScript’te bir değer saklayacağımız zaman nasıl ki değişken oluşturmak için var-let-const tanımlamalarından yararlanıyorsak, React componentlerinde de değer saklamak için state’ten yararlanırız.</text:p>
      <text:p text:style-name="P48"/>
      <text:p text:style-name="P48">Bir butona tıkladıktan sonra bir değeri güncellemek için, kullanıcı tarafından girilmiş bir input değerini saklamak için veya bir servisten dönen sonucu depolamak/kaydetmek gibi birçok farklı durumda state’i kullanılabiliriz.</text:p>
      <text:p text:style-name="P48"/>
      <text:p text:style-name="P55">React te state yapısı şu şekilde oluştururlur;</text:p>
      <text:p text:style-name="P49"><text:tab/>import { useState } from "react";</text:p>
      <text:p text:style-name="P49"/>
      <text:p text:style-name="P49">function State() {</text:p>
      <text:p text:style-name="P49"><text:s text:c="4"/>const [name, setName] = useState("John");</text:p>
      <text:p text:style-name="P49"><text:s text:c="4"/>const [surname, setSurname] = useState("Doe");</text:p>
      <text:p text:style-name="P49"><text:s text:c="4"/>const [age, setAge] = useState(18);</text:p>
      <text:p text:style-name="P49"><text:soft-page-break/></text:p>
      <text:p text:style-name="P49"><text:s text:c="4"/>console.log(name, surname, age);</text:p>
      <text:p text:style-name="P49"><text:s text:c="2"/></text:p>
      <text:p text:style-name="P49"><text:s text:c="4"/>return (</text:p>
      <text:p text:style-name="P49"><text:tab/><text:tab/>&lt;div&gt;</text:p>
      <text:p text:style-name="P49"><text:tab/><text:tab/><text:tab/>&lt;h1&gt;Merhaba {name} {surname} &lt;/h1&gt;</text:p>
      <text:p text:style-name="P49"><text:tab/><text:tab/><text:tab/>&lt;h2&gt;Yaşınız: {age} &lt;/h2&gt;</text:p>
      <text:p text:style-name="P49"><text:tab/><text:tab/><text:tab/>&lt;button onClick={() =&gt; setName("Jane")}&gt;Change Name &lt;/button&gt;</text:p>
      <text:p text:style-name="P49"><text:tab/><text:tab/><text:tab/>&lt;button onClick={() =&gt; setSurname("Smith")}&gt;Change Surname &lt;/button&gt;</text:p>
      <text:p text:style-name="P49"><text:tab/><text:tab/><text:tab/>&lt;button onClick={() =&gt; setAge(25)}&gt;Change Age &lt;/button&gt;</text:p>
      <text:p text:style-name="P49"><text:tab/><text:tab/>&lt;/div&gt;</text:p>
      <text:p text:style-name="P49"><text:s text:c="2"/>);</text:p>
      <text:p text:style-name="P49">}</text:p>
      <text:p text:style-name="P49"/>
      <text:p text:style-name="P49">export default State;</text:p>
      <text:p text:style-name="P49"/>
      <text:p text:style-name="P54">Array State Nasıl olur ?</text:p>
      <text:p text:style-name="P50"/>
      <text:p text:style-name="P50">Örnek koddaki gibi olur;</text:p>
      <text:p text:style-name="P50"><text:tab/>const [friends, setFriends] = useState(["Jane", "Jack", "Joe"]);</text:p>
      <text:p text:style-name="P50"><text:tab/>{friends.map((friend, index) =&gt; (</text:p>
      <text:p text:style-name="P50"><text:tab/>&lt;div key={index}&gt; {friend} &lt;/div&gt;</text:p>
      <text:p text:style-name="P50"><text:tab/>))}</text:p>
      <text:p text:style-name="P50"><text:tab/><text:tab/><text:tab/>&lt;br/&gt;</text:p>
      <text:p text:style-name="P50"><text:tab/>&lt;button onClick={() =&gt; setFriends([...friends, "Mary"])}&gt;Add Marry to Friends List &lt;/button&gt;</text:p>
      <text:p text:style-name="P50"/>
      <text:p text:style-name="P53">Re-Render Mantığı nedir?</text:p>
      <text:p text:style-name="P51">Re-rendering sayfadaki mesela counter app teki sayıyı sonlu bir değere kadar arttırdık sayı 10 a geldi ve durdu diyelim. Hala arttır butonuna bastığımızda sayı kısmının render olmaması gerekir. Jquery de re-render olayı vardır. React te de bazen olabiliyormuş.</text:p>
      <text:p text:style-name="P51"/>
      <text:p text:style-name="P51"><text:tab/><text:tab/><text:tab/><text:tab/><text:tab/><text:tab/><text:span text:style-name="T67">LifeCycle</text:span></text:p>
      <text:p text:style-name="P57">API kullanımlarınıda, subscribes ve DOM'un manuel olarak değiştirilmesi gibi işlemlere side effects denir. Çünkü bu tarz yan etkiye sahip işlemler rendering sırasında tamamlanmayabilir veya diğer bileşenlere etki etmesi gerekiyor olabilir.</text:p>
      <text:p text:style-name="P57"/>
      <text:p text:style-name="P57"/>
      <text:p text:style-name="P57">useEffect() fonksiyonunu kullandığınızda React, DOM ile ilgili herhangi bir işlem tamamlandığında çağıracaktır. React, varsayılan olarak ilk render da dahil olmak üzere her render işleminden sonra effect fonksiyonunu çalıştırır.</text:p>
      <text:p text:style-name="P57"/>
      <text:p text:style-name="P57">Hook kullanırken nelere dikkat edilmeli ?</text:p>
      <text:p text:style-name="P57">if cümlecikleri veya iç içe fonksiyonlar içerisinde kullanılmamalıdırlar.</text:p>
      <text:p text:style-name="P57">2. Hook'lar React'ın fonksiyonel componentleri içerisinde çağırılmalıdırlar.</text:p>
      <text:p text:style-name="P57"/>
      <text:p text:style-name="P58">Unmount için SetInterval kullanımı örneği verdi, toggle yapıp setInterval I kestiğinde console da hata verdi. Ama ClearInterval yaptığımızda bu hatanın önüne geçtik, unmount etti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Nunito" svg:font-family="Nunito, sans-serif"/>
    <style:font-face style:name="SFMono-Regular" svg:font-family="SFMono-Regular, Menlo, Monaco, Consolas, 'Liberation Mono', 'Courier New', monospace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07:34:18.935810816</meta:creation-date>
    <dc:date>2023-02-03T21:35:58.483668558</dc:date>
    <meta:editing-duration>PT7H58M53S</meta:editing-duration>
    <meta:editing-cycles>42</meta:editing-cycles>
    <meta:generator>LibreOffice/6.4.7.2$Linux_X86_64 LibreOffice_project/40$Build-2</meta:generator>
    <meta:document-statistic meta:table-count="0" meta:image-count="0" meta:object-count="0" meta:page-count="6" meta:paragraph-count="187" meta:word-count="1294" meta:character-count="10666" meta:non-whitespace-character-count="9278"/>
  </office:meta>
</office:document-meta>
</file>